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/>
    <style:style style:name="P3" style:family="paragraph" style:parent-style-name="Text_20_body" style:list-style-name="L2">
      <style:text-properties officeooo:rsid="002488df" officeooo:paragraph-rsid="002488df"/>
    </style:style>
    <style:style style:name="P4" style:family="paragraph" style:parent-style-name="Text_20_body" style:list-style-name="L1">
      <style:text-properties officeooo:rsid="0027a04a" officeooo:paragraph-rsid="0027a04a"/>
    </style:style>
    <style:style style:name="P5" style:family="paragraph" style:parent-style-name="Text_20_body" style:list-style-name="L1">
      <style:text-properties officeooo:rsid="00290e0f" officeooo:paragraph-rsid="00290e0f"/>
    </style:style>
    <style:style style:name="P6" style:family="paragraph" style:parent-style-name="Text_20_body" style:list-style-name="L1">
      <style:text-properties officeooo:rsid="002df402" officeooo:paragraph-rsid="002df402"/>
    </style:style>
    <style:style style:name="P7" style:family="paragraph" style:parent-style-name="Text_20_body" style:list-style-name="L1">
      <style:text-properties officeooo:rsid="0031f8c4" officeooo:paragraph-rsid="0031f8c4"/>
    </style:style>
    <style:style style:name="P8" style:family="paragraph" style:parent-style-name="Text_20_body" style:list-style-name="L1">
      <style:text-properties officeooo:rsid="003460e2" officeooo:paragraph-rsid="003460e2"/>
    </style:style>
    <style:style style:name="P9" style:family="paragraph" style:parent-style-name="Text_20_body" style:list-style-name="L1">
      <style:text-properties officeooo:rsid="003957f8" officeooo:paragraph-rsid="003957f8"/>
    </style:style>
    <style:style style:name="P10" style:family="paragraph" style:parent-style-name="Text_20_body" style:list-style-name="L2">
      <style:text-properties officeooo:rsid="0039696f" officeooo:paragraph-rsid="0039696f"/>
    </style:style>
    <style:style style:name="P11" style:family="paragraph" style:parent-style-name="Text_20_body" style:list-style-name="L1">
      <style:text-properties officeooo:rsid="003a16e2" officeooo:paragraph-rsid="003a16e2"/>
    </style:style>
    <style:style style:name="P12" style:family="paragraph" style:parent-style-name="Text_20_body" style:list-style-name="L2">
      <style:text-properties officeooo:rsid="003aca72" officeooo:paragraph-rsid="003aca72"/>
    </style:style>
    <style:style style:name="P13" style:family="paragraph" style:parent-style-name="Text_20_body" style:list-style-name="L1">
      <style:text-properties officeooo:rsid="003d3b8b" officeooo:paragraph-rsid="003d3b8b"/>
    </style:style>
    <style:style style:name="P14" style:family="paragraph" style:parent-style-name="Text_20_body" style:list-style-name="L1">
      <style:text-properties officeooo:rsid="003ee5ab" officeooo:paragraph-rsid="003ee5ab"/>
    </style:style>
    <style:style style:name="T1" style:family="text">
      <style:text-properties officeooo:rsid="0026b321"/>
    </style:style>
    <style:style style:name="T2" style:family="text">
      <style:text-properties officeooo:rsid="003030fa"/>
    </style:style>
    <style:style style:name="T3" style:family="text">
      <style:text-properties officeooo:rsid="003cb9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rollers</text:h>
      <text:list xml:id="list2045884805" text:style-name="L1">
        <text:list-item>
          <text:p text:style-name="P2">Team</text:p>
          <text:list>
            <text:list-item>
              <text:p text:style-name="P4">List</text:p>
            </text:list-item>
            <text:list-item>
              <text:p text:style-name="P7">Show</text:p>
            </text:list-item>
          </text:list>
        </text:list-item>
        <text:list-item>
          <text:p text:style-name="P2">Competition</text:p>
          <text:list>
            <text:list-item>
              <text:p text:style-name="P4">List</text:p>
            </text:list-item>
            <text:list-item>
              <text:p text:style-name="P11">Show</text:p>
            </text:list-item>
          </text:list>
        </text:list-item>
        <text:list-item>
          <text:p text:style-name="P2">Match</text:p>
          <text:list>
            <text:list-item>
              <text:p text:style-name="P5">List</text:p>
            </text:list-item>
            <text:list-item>
              <text:p text:style-name="P8">Show</text:p>
            </text:list-item>
          </text:list>
        </text:list-item>
        <text:list-item>
          <text:p text:style-name="P2">Events</text:p>
          <text:list>
            <text:list-item>
              <text:p text:style-name="P2">Create</text:p>
            </text:list-item>
            <text:list-item>
              <text:p text:style-name="P13">List</text:p>
            </text:list-item>
          </text:list>
        </text:list-item>
        <text:list-item>
          <text:p text:style-name="P14">Comments</text:p>
          <text:list>
            <text:list-item>
              <text:p text:style-name="P14">Show</text:p>
            </text:list-item>
            <text:list-item>
              <text:p text:style-name="P14">List</text:p>
            </text:list-item>
          </text:list>
        </text:list-item>
        <text:list-item>
          <text:p text:style-name="P9">Pictures</text:p>
          <text:list>
            <text:list-item>
              <text:p text:style-name="P9">List</text:p>
            </text:list-item>
            <text:list-item>
              <text:p text:style-name="P9">Show</text:p>
            </text:list-item>
          </text:list>
        </text:list-item>
      </text:list>
      <text:h text:style-name="Heading_20_1" text:outline-level="1">Models</text:h>
      <text:list xml:id="list1344541675" text:style-name="L2">
        <text:list-item>
          <text:p text:style-name="P1">Team</text:p>
          <text:list>
            <text:list-item>
              <text:p text:style-name="P1">Name</text:p>
            </text:list-item>
            <text:list-item>
              <text:p text:style-name="P1">Number</text:p>
            </text:list-item>
            <text:list-item>
              <text:p text:style-name="P10">OPR</text:p>
            </text:list-item>
            <text:list-item>
              <text:p text:style-name="P10">DPR</text:p>
            </text:list-item>
          </text:list>
        </text:list-item>
        <text:list-item>
          <text:p text:style-name="P1">Competition</text:p>
          <text:list>
            <text:list-item>
              <text:p text:style-name="P1">Name</text:p>
            </text:list-item>
            <text:list-item>
              <text:p text:style-name="P1"><text:soft-page-break/>Location</text:p>
            </text:list-item>
            <text:list-item>
              <text:p text:style-name="P1">BA Code</text:p>
            </text:list-item>
            <text:list-item>
              <text:p text:style-name="P3">Team<text:span text:style-name="T1">s [array]</text:span></text:p>
            </text:list-item>
          </text:list>
        </text:list-item>
        <text:list-item>
          <text:p text:style-name="P1">Match</text:p>
          <text:list>
            <text:list-item>
              <text:p text:style-name="P1">Blue 1</text:p>
            </text:list-item>
            <text:list-item>
              <text:p text:style-name="P1">Blue 2</text:p>
            </text:list-item>
            <text:list-item>
              <text:p text:style-name="P1">Blue 3</text:p>
            </text:list-item>
            <text:list-item>
              <text:p text:style-name="P1">Red 1</text:p>
            </text:list-item>
            <text:list-item>
              <text:p text:style-name="P1">Red 2</text:p>
            </text:list-item>
            <text:list-item>
              <text:p text:style-name="P1">Red 3</text:p>
            </text:list-item>
            <text:list-item>
              <text:p text:style-name="P1">Competition</text:p>
            </text:list-item>
            <text:list-item>
              <text:p text:style-name="P1">Start time</text:p>
            </text:list-item>
            <text:list-item>
              <text:p text:style-name="P12">Match <text:span text:style-name="T3">number</text:span></text:p>
            </text:list-item>
          </text:list>
        </text:list-item>
        <text:list-item>
          <text:p text:style-name="P1">Events</text:p>
          <text:list>
            <text:list-item>
              <text:p text:style-name="P1">Time</text:p>
            </text:list-item>
            <text:list-item>
              <text:p text:style-name="P1">Goal</text:p>
            </text:list-item>
            <text:list-item>
              <text:p text:style-name="P1">Success</text:p>
            </text:list-item>
            <text:list-item>
              <text:p text:style-name="P1">Team</text:p>
            </text:list-item>
            <text:list-item>
              <text:p text:style-name="P1">Match</text:p>
            </text:list-item>
          </text:list>
        </text:list-item>
        <text:list-item>
          <text:p text:style-name="P1">Goal</text:p>
          <text:list>
            <text:list-item>
              <text:p text:style-name="P1">Name</text:p>
            </text:list-item>
            <text:list-item>
              <text:p text:style-name="P1">Points</text:p>
            </text:list-item>
          </text:list>
        </text:list-item>
        <text:list-item>
          <text:p text:style-name="P1">Comments</text:p>
          <text:list>
            <text:list-item>
              <text:p text:style-name="P1">Team Number</text:p>
            </text:list-item>
            <text:list-item>
              <text:p text:style-name="P1">Text</text:p>
            </text:list-item>
            <text:list-item>
              <text:p text:style-name="P1">Time</text:p>
            </text:list-item>
          </text:list>
        </text:list-item>
        <text:list-item>
          <text:p text:style-name="P1">Pictures</text:p>
          <text:list>
            <text:list-item>
              <text:p text:style-name="P1">Link</text:p>
            </text:list-item>
            <text:list-item>
              <text:p text:style-name="P1">Team Number</text:p>
            </text:list-item>
            <text:list-item>
              <text:p text:style-name="P1"><text:soft-page-break/>Type</text:p>
            </text:list-item>
            <text:list-item>
              <text:p text:style-name="P1">Tim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06:22.006119555</meta:creation-date>
    <dc:date>2017-11-08T20:12:41.307185491</dc:date>
    <meta:editing-duration>PT1H6M3S</meta:editing-duration>
    <meta:editing-cycles>38</meta:editing-cycles>
    <meta:generator>LibreOffice/5.4.1.2$Linux_X86_64 LibreOffice_project/40m0$Build-2</meta:generator>
    <meta:document-statistic meta:table-count="0" meta:image-count="0" meta:object-count="0" meta:page-count="3" meta:paragraph-count="58" meta:word-count="126" meta:character-count="401" meta:non-whitespace-character-count="389"/>
  </office:meta>
</office:document-meta>
</file>